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he3servers" style:family="table">
      <style:table-properties style:width="6.925in" table:align="margins" style:may-break-between-rows="true" table:border-model="collapsing"/>
    </style:style>
    <style:style style:name="The3servers.A" style:family="table-column">
      <style:table-column-properties style:column-width="2.3083in" style:rel-column-width="21845*"/>
    </style:style>
    <style:style style:name="The3servers.1" style:family="table-row">
      <style:table-row-properties fo:keep-together="auto"/>
    </style:style>
    <style:style style:name="The3serv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he3serv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he3serv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he3serv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style:font-name="Liberation Mono" fo:font-size="9pt" style:font-size-asian="9pt" style:font-size-complex="9pt"/>
    </style:style>
    <style:style style:name="P2" style:family="paragraph" style:parent-style-name="Preformatted_20_Text">
      <style:text-properties officeooo:paragraph-rsid="00076b8c"/>
    </style:style>
    <style:style style:name="P3" style:family="paragraph" style:parent-style-name="Preformatted_20_Text">
      <style:text-properties officeooo:paragraph-rsid="00093241"/>
    </style:style>
    <style:style style:name="P4" style:family="paragraph" style:parent-style-name="Preformatted_20_Text">
      <style:text-properties officeooo:paragraph-rsid="000aff45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6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74b8" officeooo:paragraph-rsid="00057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b8c" officeooo:paragraph-rsid="00076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71dc" officeooo:paragraph-rsid="000e71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center" style:justify-single-word="false"/>
      <style:text-properties officeooo:rsid="000539cc" officeooo:paragraph-rsid="000539cc"/>
    </style:style>
    <style:style style:name="P12" style:family="paragraph" style:parent-style-name="Text_20_body">
      <style:text-properties officeooo:paragraph-rsid="000574b8"/>
    </style:style>
    <style:style style:name="P13" style:family="paragraph" style:parent-style-name="Text_20_body">
      <style:text-properties officeooo:rsid="00076b8c" officeooo:paragraph-rsid="00076b8c"/>
    </style:style>
    <style:style style:name="P14" style:family="paragraph" style:parent-style-name="Text_20_body">
      <style:text-properties officeooo:rsid="00076b8c" officeooo:paragraph-rsid="0008b1be"/>
    </style:style>
    <style:style style:name="P15" style:family="paragraph" style:parent-style-name="Text_20_body">
      <style:text-properties officeooo:paragraph-rsid="00076b8c"/>
    </style:style>
    <style:style style:name="P16" style:family="paragraph" style:parent-style-name="Text_20_body">
      <style:text-properties officeooo:rsid="00093241" officeooo:paragraph-rsid="00093241"/>
    </style:style>
    <style:style style:name="P17" style:family="paragraph" style:parent-style-name="Text_20_body">
      <style:text-properties officeooo:paragraph-rsid="00093241"/>
    </style:style>
    <style:style style:name="P18" style:family="paragraph" style:parent-style-name="Text_20_body">
      <style:text-properties officeooo:paragraph-rsid="000aff45"/>
    </style:style>
    <style:style style:name="P19" style:family="paragraph" style:parent-style-name="Text_20_body">
      <style:text-properties officeooo:paragraph-rsid="000b08c0"/>
    </style:style>
    <style:style style:name="P20" style:family="paragraph" style:parent-style-name="Text_20_body">
      <style:text-properties officeooo:paragraph-rsid="000ca493"/>
    </style:style>
    <style:style style:name="P21" style:family="paragraph" style:parent-style-name="Text_20_body">
      <style:text-properties officeooo:rsid="000ca493" officeooo:paragraph-rsid="000ca493"/>
    </style:style>
    <style:style style:name="P22" style:family="paragraph" style:parent-style-name="Text_20_body">
      <style:text-properties officeooo:paragraph-rsid="000e7f27"/>
    </style:style>
    <style:style style:name="P23" style:family="paragraph" style:parent-style-name="Title">
      <style:text-properties officeooo:rsid="000539cc" officeooo:paragraph-rsid="000539cc"/>
    </style:style>
    <style:style style:name="P24" style:family="paragraph" style:parent-style-name="Heading_20_1">
      <style:text-properties officeooo:rsid="000574b8" officeooo:paragraph-rsid="000574b8"/>
    </style:style>
    <style:style style:name="P25" style:family="paragraph" style:parent-style-name="Heading_20_1">
      <style:text-properties officeooo:rsid="00076b8c" officeooo:paragraph-rsid="00076b8c"/>
    </style:style>
    <style:style style:name="P26" style:family="paragraph" style:parent-style-name="Heading_20_1">
      <style:text-properties officeooo:rsid="0008b1be" officeooo:paragraph-rsid="0008b1be"/>
    </style:style>
    <style:style style:name="P27" style:family="paragraph" style:parent-style-name="Heading_20_2">
      <style:text-properties officeooo:rsid="0008b1be" officeooo:paragraph-rsid="0008b1be"/>
    </style:style>
    <style:style style:name="P28" style:family="paragraph" style:parent-style-name="Heading_20_2">
      <style:text-properties officeooo:rsid="000aff45" officeooo:paragraph-rsid="000aff45"/>
    </style:style>
    <style:style style:name="P29" style:family="paragraph" style:parent-style-name="Heading_20_2">
      <style:text-properties officeooo:rsid="000e7f27" officeooo:paragraph-rsid="000e7f27"/>
    </style:style>
    <style:style style:name="P30" style:family="paragraph" style:parent-style-name="Heading_20_2">
      <style:text-properties officeooo:rsid="00093241" officeooo:paragraph-rsid="00093241"/>
    </style:style>
    <style:style style:name="P31" style:family="paragraph" style:parent-style-name="Heading_20_2">
      <style:text-properties officeooo:rsid="000b08c0" officeooo:paragraph-rsid="000ca493"/>
    </style:style>
    <style:style style:name="P32" style:family="paragraph" style:parent-style-name="Heading_20_2">
      <style:text-properties officeooo:rsid="000b08c0" officeooo:paragraph-rsid="000b08c0"/>
    </style:style>
    <style:style style:name="P33" style:family="paragraph" style:parent-style-name="Heading_20_2">
      <style:text-properties officeooo:rsid="00076b8c" officeooo:paragraph-rsid="00076b8c"/>
    </style:style>
    <style:style style:name="P34" style:family="paragraph" style:parent-style-name="Heading_20_3">
      <style:text-properties officeooo:rsid="00093241" officeooo:paragraph-rsid="00093241"/>
    </style:style>
    <style:style style:name="T1" style:family="text">
      <style:text-properties fo:color="#4e9a06"/>
    </style:style>
    <style:style style:name="T2" style:family="text">
      <style:text-properties fo:color="#729fcf" fo:font-weight="bold"/>
    </style:style>
    <style:style style:name="T3" style:family="text">
      <style:text-properties fo:color="#729fcf" style:font-weight-asian="bold"/>
    </style:style>
    <style:style style:name="T4" style:family="text">
      <style:text-properties fo:color="#eafb05" fo:font-weight="bold"/>
    </style:style>
    <style:style style:name="T5" style:family="text">
      <style:text-properties fo:color="#34e2e2" fo:font-weight="bold"/>
    </style:style>
    <style:style style:name="T6" style:family="text">
      <style:text-properties fo:color="#75507b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Web Assessment</text:p>
      <text:p text:style-name="P11">Jeff Silverman</text:p>
      <text:p text:style-name="P11"/>
      <text:h text:style-name="P24" text:outline-level="1">The three servers</text:h>
      <table:table table:name="The3servers" table:style-name="The3servers" table:template-name="Default Style">
        <table:table-column table:style-name="The3servers.A" table:number-columns-repeated="3"/>
        <table:table-row table:style-name="The3servers.1">
          <table:table-cell table:style-name="The3servers.A1" office:value-type="string">
            <text:p text:style-name="P8">Server name</text:p>
          </table:table-cell>
          <table:table-cell table:style-name="The3servers.A1" office:value-type="string">
            <text:p text:style-name="P8">IP address (for my reference only)</text:p>
          </table:table-cell>
          <table:table-cell table:style-name="The3servers.C1" office:value-type="string">
            <text:p text:style-name="P8">Username/password (for my reference only)</text:p>
          </table:table-cell>
        </table:table-row>
        <table:table-row table:style-name="TableLine94858886705904">
          <table:table-cell table:style-name="The3servers.A2" office:value-type="string">
            <text:p text:style-name="P8">Lazy sysadmin</text:p>
          </table:table-cell>
          <table:table-cell table:style-name="The3servers.A2" office:value-type="string">
            <text:p text:style-name="P7">192.168.0.15</text:p>
          </table:table-cell>
          <table:table-cell table:style-name="The3servers.C2" office:value-type="string">
            <text:p text:style-name="P9">jeffs</text:p>
          </table:table-cell>
        </table:table-row>
        <table:table-row table:style-name="TableLine94858886707168">
          <table:table-cell table:style-name="The3servers.A2" office:value-type="string">
            <text:p text:style-name="P10">vtcsec</text:p>
          </table:table-cell>
          <table:table-cell table:style-name="The3servers.A2" office:value-type="string">
            <text:p text:style-name="P6"/>
          </table:table-cell>
          <table:table-cell table:style-name="The3servers.C2" office:value-type="string">
            <text:p text:style-name="P6"/>
          </table:table-cell>
        </table:table-row>
        <table:table-row table:style-name="TableLine94858886707968">
          <table:table-cell table:style-name="The3servers.A2" office:value-type="string">
            <text:p text:style-name="P6"/>
          </table:table-cell>
          <table:table-cell table:style-name="The3servers.A2" office:value-type="string">
            <text:p text:style-name="P6"/>
          </table:table-cell>
          <table:table-cell table:style-name="The3servers.C2" office:value-type="string">
            <text:p text:style-name="P6"/>
          </table:table-cell>
        </table:table-row>
      </table:table>
      <text:p text:style-name="P12"/>
      <text:h text:style-name="P25" text:outline-level="1">Testing with nikto</text:h>
      <text:p text:style-name="P14">The version of nikto that comes bundled with Kali linux is 2.1.6. <text:s/>The -update option does not work, hence nikto was not run with the latest and greatest databases.</text:p>
      <text:h text:style-name="P27" text:outline-level="2">Lazy sysadmin</text:h>
      <text:p text:style-name="P2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nikto</text:span> <text:span text:style-name="T6">-host</text:span> 192.168.0.15 <text:span text:style-name="T6">-output</text:span> <text:span text:style-name="T7">lazy_sysadmin_nikto_01.txt</text:span> <text:s/><text:span text:style-name="T6">-Format</text:span> text</text:p>
      <text:p text:style-name="Preformatted_20_Text">- Nikto v2.1.6</text:p>
      <text:p text:style-name="Preformatted_20_Text">---------------------------------------------------------------------------</text:p>
      <text:p text:style-name="Preformatted_20_Text">+ Target IP: <text:s text:c="9"/>192.168.0.15</text:p>
      <text:p text:style-name="Preformatted_20_Text">+ Target Hostname: <text:s text:c="3"/>192.168.0.15</text:p>
      <text:p text:style-name="Preformatted_20_Text">+ Target Port: <text:s text:c="7"/>80</text:p>
      <text:p text:style-name="Preformatted_20_Text">+ Start Time: <text:s text:c="8"/>2022-03-27 04:39:26 (GMT-4)</text:p>
      <text:p text:style-name="Preformatted_20_Text">---------------------------------------------------------------------------</text:p>
      <text:p text:style-name="Preformatted_20_Text">+ Server: Apache/2.4.7 (Ubuntu)</text:p>
      <text:p text:style-name="Preformatted_20_Text">+ The anti-clickjacking X-Frame-Options header is not present.</text:p>
      <text:p text:style-name="Preformatted_20_Text">+ The X-XSS-Protection header is not defined. This header can hint to the user agent to protect against some forms of XSS</text:p>
      <text:p text:style-name="Preformatted_20_Text">+ The X-Content-Type-Options header is not set. This could allow the user agent to render the content of the site in a different fashion to the MIME type</text:p>
      <text:p text:style-name="Preformatted_20_Text">+ No CGI Directories found (use &amp;apos;-C all&amp;apos; to force check all possible dirs)</text:p>
      <text:p text:style-name="Preformatted_20_Text">+ OSVDB-3268: /old/: Directory indexing found.</text:p>
      <text:p text:style-name="Preformatted_20_Text">+ Entry &amp;apos;/old/&amp;apos; in robots.txt returned a non-forbidden or redirect HTTP code (200)</text:p>
      <text:p text:style-name="Preformatted_20_Text">+ OSVDB-3268: /test/: Directory indexing found.</text:p>
      <text:p text:style-name="Preformatted_20_Text">+ Entry &amp;apos;/test/&amp;apos; in robots.txt returned a non-forbidden or redirect HTTP code (200)</text:p>
      <text:p text:style-name="Preformatted_20_Text">+ OSVDB-3268: /Backnode_files/: Directory indexing found.</text:p>
      <text:p text:style-name="Preformatted_20_Text"><text:soft-page-break/>+ Entry &amp;apos;/Backnode_files/&amp;apos; in robots.txt returned a non-forbidden or redirect HTTP code (200)</text:p>
      <text:p text:style-name="Preformatted_20_Text">+ "robots.txt" contains 4 entries which should be manually viewed.</text:p>
      <text:p text:style-name="Preformatted_20_Text">+ Apache/2.4.7 appears to be outdated (current is at least Apache/2.4.37). Apache 2.2.34 is the EOL for the 2.x branch.</text:p>
      <text:p text:style-name="Preformatted_20_Text">+ Server may leak inodes via ETags, header found with file /, inode: 8ce8, size: 5560ea23d23c0, mtime: gzip</text:p>
      <text:p text:style-name="Preformatted_20_Text">+ Allowed HTTP Methods: POST, OPTIONS, GET, HEAD </text:p>
      <text:p text:style-name="Preformatted_20_Text">+ OSVDB-3268: /apache/: Directory indexing found.</text:p>
      <text:p text:style-name="Preformatted_20_Text">+ OSVDB-3092: /apache/: This might be interesting...</text:p>
      <text:p text:style-name="Preformatted_20_Text">+ OSVDB-3092: /old/: This might be interesting...</text:p>
      <text:p text:style-name="Preformatted_20_Text">+ Retrieved x-powered-by header: PHP/5.5.9-1ubuntu4.22</text:p>
      <text:p text:style-name="Preformatted_20_Text">+ Uncommon header &amp;apos;x-ob_mode&amp;apos; found, with contents: 0</text:p>
      <text:p text:style-name="Preformatted_20_Text">+ OSVDB-3092: /test/: This might be interesting...</text:p>
      <text:p text:style-name="Preformatted_20_Text">+ /info.php: Output from the phpinfo() function was found.</text:p>
      <text:p text:style-name="Preformatted_20_Text">+ OSVDB-3233: /info.php: PHP is installed, and a test script which runs phpinfo() was found. This gives a lot of system information.</text:p>
      <text:p text:style-name="Preformatted_20_Text">+ OSVDB-3233: /icons/README: Apache default file found.</text:p>
      <text:p text:style-name="Preformatted_20_Text">+ OSVDB-5292: /info.php?file=http://cirt.net/rfiinc.txt?: RFI from RSnake&amp;apos;s list (http://ha.ckers.org/weird/rfi-locations.dat) or from http://osvdb.org/</text:p>
      <text:p text:style-name="Preformatted_20_Text">+ /phpmyadmin/: phpMyAdmin directory found</text:p>
      <text:p text:style-name="Preformatted_20_Text">+ 8071 requests: 0 error(s) and 24 item(s) reported on remote host</text:p>
      <text:p text:style-name="Preformatted_20_Text">+ End Time: <text:s text:c="10"/>2022-03-27 04:40:16 (GMT-4) (50 seconds)</text:p>
      <text:p text:style-name="Preformatted_20_Text">---------------------------------------------------------------------------</text:p>
      <text:p text:style-name="Preformatted_20_Text">+ 1 host(s) tested</text:p>
      <text:p text:style-name="Preformatted_20_Text"/>
      <text:p text:style-name="Preformatted_20_Text">real <text:s text:c="3"/>50.35s</text:p>
      <text:p text:style-name="Preformatted_20_Text">user <text:s text:c="3"/>7.55s</text:p>
      <text:p text:style-name="Preformatted_20_Text">sys <text:s text:c="4"/>0.90s</text:p>
      <text:p text:style-name="Preformatted_20_Text">cpu <text:s text:c="4"/>16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5"><text:span text:style-name="T1">└─</text:span><text:span text:style-name="T2">$</text:span> </text:p>
      <text:h text:style-name="P28" text:outline-level="2">vtcsec</text:h>
      <text:p text:style-name="P18"/>
      <text:p text:style-name="P4"><text:span text:style-name="T1">┌──(</text:span><text:span text:style-name="T2">kali</text:span><text:span text:style-name="T3">㉿</text:span><text:span text:style-name="T2">kali</text:span><text:span text:style-name="T1">)-[</text:span><text:span text:style-name="T4">~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nikto</text:span> <text:span text:style-name="T6">-host</text:span> 192.168.0.16 <text:span text:style-name="T6">-output</text:span> csec_nikto_01.txt <text:span text:style-name="T6">-Format</text:span> text</text:p>
      <text:p text:style-name="Preformatted_20_Text">- Nikto v2.1.6</text:p>
      <text:p text:style-name="Preformatted_20_Text">---------------------------------------------------------------------------</text:p>
      <text:p text:style-name="Preformatted_20_Text">+ Target IP: <text:s text:c="9"/>192.168.0.16</text:p>
      <text:p text:style-name="Preformatted_20_Text">+ Target Hostname: <text:s text:c="3"/>192.168.0.16</text:p>
      <text:p text:style-name="Preformatted_20_Text">+ Target Port: <text:s text:c="7"/>80</text:p>
      <text:p text:style-name="Preformatted_20_Text">+ Start Time: <text:s text:c="8"/>2022-03-28 03:26:16 (GMT-4)</text:p>
      <text:p text:style-name="Preformatted_20_Text">---------------------------------------------------------------------------</text:p>
      <text:p text:style-name="Preformatted_20_Text">+ Server: Apache/2.4.18 (Ubuntu)</text:p>
      <text:p text:style-name="Preformatted_20_Text">+ The anti-clickjacking X-Frame-Options header is not present.</text:p>
      <text:p text:style-name="Preformatted_20_Text">+ The X-XSS-Protection header is not defined. This header can hint to the user agent to protect against some forms of XSS</text:p>
      <text:p text:style-name="Preformatted_20_Text">+ The X-Content-Type-Options header is not set. This could allow the user agent to render the content of the site in a different fashion to the MIME type</text:p>
      <text:p text:style-name="Preformatted_20_Text">+ No CGI Directories found (use &amp;apos;-C all&amp;apos; to force check all possible dirs)</text:p>
      <text:p text:style-name="Preformatted_20_Text"><text:soft-page-break/>+ Apache/2.4.18 appears to be outdated (current is at least Apache/2.4.37). Apache 2.2.34 is the EOL for the 2.x branch.</text:p>
      <text:p text:style-name="Preformatted_20_Text">+ Server may leak inodes via ETags, header found with file /, inode: b1, size: 55e1c7758dcdb, mtime: gzip</text:p>
      <text:p text:style-name="Preformatted_20_Text">+ Allowed HTTP Methods: POST, OPTIONS, GET, HEAD </text:p>
      <text:p text:style-name="Preformatted_20_Text">+ Uncommon header &amp;apos;link&amp;apos; found, with contents: &lt;http://vtcsec/secret/index.php/wp-json/&gt;; rel="https://api.w.org/"</text:p>
      <text:p text:style-name="Preformatted_20_Text">+ OSVDB-3092: /secret/: This might be interesting...</text:p>
      <text:p text:style-name="Preformatted_20_Text">+ OSVDB-3233: /icons/README: Apache default file found.</text:p>
      <text:p text:style-name="Preformatted_20_Text">+ 7915 requests: 0 error(s) and 9 item(s) reported on remote host</text:p>
      <text:p text:style-name="Preformatted_20_Text">+ End Time: <text:s text:c="10"/>2022-03-28 03:27:15 (GMT-4) (59 seconds)</text:p>
      <text:p text:style-name="Preformatted_20_Text">---------------------------------------------------------------------------</text:p>
      <text:p text:style-name="Preformatted_20_Text">+ 1 host(s) tested</text:p>
      <text:p text:style-name="Preformatted_20_Text"/>
      <text:p text:style-name="Preformatted_20_Text">real <text:s text:c="3"/>59.66s</text:p>
      <text:p text:style-name="Preformatted_20_Text">user <text:s text:c="3"/>8.62s</text:p>
      <text:p text:style-name="Preformatted_20_Text">sys <text:s text:c="4"/>2.75s</text:p>
      <text:p text:style-name="Preformatted_20_Text">cpu <text:s text:c="4"/>19%</text:p>
      <text:p text:style-name="Preformatted_20_Text"><text:s text:c="80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</text:span><text:span text:style-name="T1">]</text:span></text:p>
      <text:p text:style-name="Preformatted_20_Text"><text:span text:style-name="T1">└─</text:span><text:span text:style-name="T2">$</text:span> </text:p>
      <text:p text:style-name="P5"/>
      <text:h text:style-name="P29" text:outline-level="2">toppo</text:h>
      <text:p text:style-name="P22"/>
      <text:p text:style-name="P18"/>
      <text:p text:style-name="P18"/>
      <text:h text:style-name="P26" text:outline-level="1">Testing with gobuster</text:h>
      <text:p text:style-name="P15"/>
      <text:h text:style-name="P30" text:outline-level="2">Lazy sysadmin</text:h>
      <text:p text:style-name="P3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15 <text:span text:style-name="T6">-w</text:span> <text:span text:style-name="T7">/usr/share/wordlists/dirbuster/directory-list-2.3-small.txt</text:span>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15</text:p>
      <text:p text:style-name="Preformatted_20_Text">[+] Method: <text:s text:c="17"/>GET</text:p>
      <text:p text:style-name="Preformatted_20_Text">[+] Threads: <text:s text:c="16"/>10</text:p>
      <text:p text:style-name="Preformatted_20_Text">[+] Wordlist: <text:s text:c="15"/>/usr/share/wordlists/dirbuster/directory-list-2.3-small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[+] Timeout: <text:s text:c="16"/>10s</text:p>
      <text:p text:style-name="Preformatted_20_Text">===============================================================</text:p>
      <text:p text:style-name="Preformatted_20_Text"><text:soft-page-break/>2022/03/27 04:54:31 Starting gobuster in directory enumeration mode</text:p>
      <text:p text:style-name="Preformatted_20_Text">===============================================================</text:p>
      <text:p text:style-name="Preformatted_20_Text">/wordpress <text:s text:c="11"/>(Status: 301) [Size: 315] [--&gt; http://192.168.0.15/wordpress/]</text:p>
      <text:p text:style-name="Preformatted_20_Text">/wp <text:s text:c="18"/>(Status: 301) [Size: 308] [--&gt; http://192.168.0.15/wp/] <text:s text:c="6"/></text:p>
      <text:p text:style-name="Preformatted_20_Text">/apache <text:s text:c="14"/>(Status: 301) [Size: 312] [--&gt; http://192.168.0.15/apache/] <text:s text:c="2"/></text:p>
      <text:p text:style-name="Preformatted_20_Text">/javascript <text:s text:c="10"/>(Status: 301) [Size: 316] [--&gt; http://192.168.0.15/javascript/]</text:p>
      <text:p text:style-name="Preformatted_20_Text">/old <text:s text:c="17"/>(Status: 301) [Size: 309] [--&gt; http://192.168.0.15/old/] <text:s text:c="6"/></text:p>
      <text:p text:style-name="Preformatted_20_Text">/test <text:s text:c="16"/>(Status: 301) [Size: 310] [--&gt; http://192.168.0.15/test/] <text:s text:c="5"/></text:p>
      <text:p text:style-name="Preformatted_20_Text">/phpmyadmin <text:s text:c="10"/>(Status: 301) [Size: 316] [--&gt; http://192.168.0.15/phpmyadmin/]</text:p>
      <text:p text:style-name="Preformatted_20_Text"><text:s text:c="85"/></text:p>
      <text:p text:style-name="Preformatted_20_Text">===============================================================</text:p>
      <text:p text:style-name="Preformatted_20_Text">2022/03/27 04:54:51 Finished</text:p>
      <text:p text:style-name="Preformatted_20_Text">===============================================================</text:p>
      <text:p text:style-name="Preformatted_20_Text"/>
      <text:p text:style-name="Preformatted_20_Text">real <text:s text:c="3"/>19.61s</text:p>
      <text:p text:style-name="Preformatted_20_Text">user <text:s text:c="3"/>8.12s</text:p>
      <text:p text:style-name="Preformatted_20_Text">sys <text:s text:c="4"/>6.83s</text:p>
      <text:p text:style-name="Preformatted_20_Text">cpu <text:s text:c="4"/>76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5"><text:span text:style-name="T1">└─</text:span><text:span text:style-name="T2">$</text:span></text:p>
      <text:p text:style-name="P3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15 <text:span text:style-name="T6">-e</text:span> <text:span text:style-name="T6">-w</text:span> <text:span text:style-name="T7">/usr/share/wordlists/dirbuster/directory-list-2.3-small.txt</text:span>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15</text:p>
      <text:p text:style-name="Preformatted_20_Text">[+] Method: <text:s text:c="17"/>GET</text:p>
      <text:p text:style-name="Preformatted_20_Text">[+] Threads: <text:s text:c="16"/>10</text:p>
      <text:p text:style-name="Preformatted_20_Text">[+] Wordlist: <text:s text:c="15"/>/usr/share/wordlists/dirbuster/directory-list-2.3-small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[+] Expanded: <text:s text:c="15"/>true</text:p>
      <text:p text:style-name="Preformatted_20_Text">[+] Timeout: <text:s text:c="16"/>10s</text:p>
      <text:p text:style-name="Preformatted_20_Text">===============================================================</text:p>
      <text:p text:style-name="Preformatted_20_Text">2022/03/27 05:02:04 Starting gobuster in directory enumeration mode</text:p>
      <text:p text:style-name="Preformatted_20_Text">===============================================================</text:p>
      <text:p text:style-name="Preformatted_20_Text">http://192.168.0.15/wordpress <text:s text:c="11"/>(Status: 301) [Size: 315] [--&gt; http://192.168.0.15/wordpress/]</text:p>
      <text:p text:style-name="Preformatted_20_Text">http://192.168.0.15/test <text:s text:c="16"/>(Status: 301) [Size: 310] [--&gt; http://192.168.0.15/test/] <text:s text:c="4"/></text:p>
      <text:p text:style-name="Preformatted_20_Text">http://192.168.0.15/wp <text:s text:c="18"/>(Status: 301) [Size: 308] [--&gt; http://192.168.0.15/wp/] <text:s text:c="6"/></text:p>
      <text:p text:style-name="Preformatted_20_Text">http://192.168.0.15/apache <text:s text:c="14"/>(Status: 301) [Size: 312] [--&gt; http://192.168.0.15/apache/] <text:s text:c="2"/></text:p>
      <text:p text:style-name="Preformatted_20_Text">http://192.168.0.15/old <text:s text:c="17"/>(Status: 301) [Size: 309] [--&gt; http://192.168.0.15/old/] <text:s text:c="5"/></text:p>
      <text:p text:style-name="Preformatted_20_Text">http://192.168.0.15/javascript <text:s text:c="10"/>(Status: 301) [Size: 316] [--&gt; http://192.168.0.15/javascript/]</text:p>
      <text:p text:style-name="Preformatted_20_Text"><text:soft-page-break/>http://192.168.0.15/phpmyadmin <text:s text:c="10"/>(Status: 301) [Size: 316] [--&gt; http://192.168.0.15/phpmyadmin/]</text:p>
      <text:p text:style-name="Preformatted_20_Text"><text:s text:c="104"/></text:p>
      <text:p text:style-name="Preformatted_20_Text">===============================================================</text:p>
      <text:p text:style-name="Preformatted_20_Text">2022/03/27 05:02:24 Finished</text:p>
      <text:p text:style-name="Preformatted_20_Text">===============================================================</text:p>
      <text:p text:style-name="Preformatted_20_Text"/>
      <text:p text:style-name="Preformatted_20_Text">real <text:s text:c="3"/>19.62s</text:p>
      <text:p text:style-name="Preformatted_20_Text">user <text:s text:c="3"/>7.57s</text:p>
      <text:p text:style-name="Preformatted_20_Text">sys <text:s text:c="4"/>7.35s</text:p>
      <text:p text:style-name="Preformatted_20_Text">cpu <text:s text:c="4"/>76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15/wordpress <text:span text:style-name="T6">-e</text:span> <text:span text:style-name="T6">-w</text:span> <text:span text:style-name="T7">/usr/share/wordlists/dirbuster/directory-list-2.3-small.txt</text:span>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15/wordpress</text:p>
      <text:p text:style-name="Preformatted_20_Text">[+] Method: <text:s text:c="17"/>GET</text:p>
      <text:p text:style-name="Preformatted_20_Text">[+] Threads: <text:s text:c="16"/>10</text:p>
      <text:p text:style-name="Preformatted_20_Text">[+] Wordlist: <text:s text:c="15"/>/usr/share/wordlists/dirbuster/directory-list-2.3-small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[+] Expanded: <text:s text:c="15"/>true</text:p>
      <text:p text:style-name="Preformatted_20_Text">[+] Timeout: <text:s text:c="16"/>10s</text:p>
      <text:p text:style-name="Preformatted_20_Text">===============================================================</text:p>
      <text:p text:style-name="Preformatted_20_Text">2022/03/27 05:07:30 Starting gobuster in directory enumeration mode</text:p>
      <text:p text:style-name="Preformatted_20_Text">===============================================================</text:p>
      <text:p text:style-name="Preformatted_20_Text">http://192.168.0.15/wordpress/wp-content <text:s text:c="10"/>(Status: 301) [Size: 326] [--&gt; http://192.168.0.15/wordpress/wp-content/]</text:p>
      <text:p text:style-name="Preformatted_20_Text">http://192.168.0.15/wordpress/wp-includes <text:s text:c="9"/>(Status: 301) [Size: 327] [--&gt; http://192.168.0.15/wordpress/wp-includes/]</text:p>
      <text:p text:style-name="Preformatted_20_Text">http://192.168.0.15/wordpress/wp-admin <text:s text:c="12"/>(Status: 301) [Size: 324] [--&gt; http://192.168.0.15/wordpress/wp-admin/] <text:s text:c="2"/></text:p>
      <text:p text:style-name="Preformatted_20_Text"><text:s text:c="125"/></text:p>
      <text:p text:style-name="Preformatted_20_Text">===============================================================</text:p>
      <text:p text:style-name="Preformatted_20_Text">2022/03/27 05:07:51 Finished</text:p>
      <text:p text:style-name="Preformatted_20_Text">===============================================================</text:p>
      <text:p text:style-name="Preformatted_20_Text"/>
      <text:p text:style-name="Preformatted_20_Text">real <text:s text:c="3"/>21.54s</text:p>
      <text:p text:style-name="Preformatted_20_Text">user <text:s text:c="3"/>7.86s</text:p>
      <text:p text:style-name="Preformatted_20_Text">sys <text:s text:c="4"/>7.36s</text:p>
      <text:p text:style-name="Preformatted_20_Text">cpu <text:s text:c="4"/>70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15/old <text:span text:style-name="T6">-e</text:span> <text:span text:style-name="T6">-w</text:span> <text:span text:style-name="T7">/usr/share/wordlists/dirbuster/directory-list-2.3-small.txt</text:span>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15/old</text:p>
      <text:p text:style-name="Preformatted_20_Text">[+] Method: <text:s text:c="17"/>GET</text:p>
      <text:p text:style-name="Preformatted_20_Text">[+] Threads: <text:s text:c="16"/>10</text:p>
      <text:p text:style-name="Preformatted_20_Text"><text:soft-page-break/>[+] Wordlist: <text:s text:c="15"/>/usr/share/wordlists/dirbuster/directory-list-2.3-small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[+] Expanded: <text:s text:c="15"/>true</text:p>
      <text:p text:style-name="Preformatted_20_Text">[+] Timeout: <text:s text:c="16"/>10s</text:p>
      <text:p text:style-name="Preformatted_20_Text">===============================================================</text:p>
      <text:p text:style-name="Preformatted_20_Text">2022/03/27 05:09:51 Starting gobuster in directory enumeration mode</text:p>
      <text:p text:style-name="Preformatted_20_Text">===============================================================</text:p>
      <text:p text:style-name="Preformatted_20_Text"><text:s text:c="32"/></text:p>
      <text:p text:style-name="Preformatted_20_Text">===============================================================</text:p>
      <text:p text:style-name="Preformatted_20_Text">2022/03/27 05:10:11 Finished</text:p>
      <text:p text:style-name="Preformatted_20_Text">===============================================================</text:p>
      <text:p text:style-name="Preformatted_20_Text"/>
      <text:p text:style-name="Preformatted_20_Text">real <text:s text:c="3"/>19.69s</text:p>
      <text:p text:style-name="Preformatted_20_Text">user <text:s text:c="3"/>8.14s</text:p>
      <text:p text:style-name="Preformatted_20_Text">sys <text:s text:c="4"/>6.92s</text:p>
      <text:p text:style-name="Preformatted_20_Text">cpu <text:s text:c="4"/>76%</text:p>
      <text:p text:style-name="Preformatted_20_Text"><text:s text:c="183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/website_assessment</text:span><text:span text:style-name="T1">]</text:span></text:p>
      <text:p text:style-name="Preformatted_20_Text"><text:span text:style-name="T1">└─</text:span><text:span text:style-name="T2">$</text:span> </text:p>
      <text:p text:style-name="P5"/>
      <text:p text:style-name="P17"/>
      <text:h text:style-name="P31" text:outline-level="2">Vtcsec</text:h>
      <text:p text:style-name="P20"/>
      <text:p text:style-name="P3"><text:span text:style-name="T1">┌──(</text:span><text:span text:style-name="T2">kali</text:span><text:span text:style-name="T3">㉿</text:span><text:span text:style-name="T2">kali</text:span><text:span text:style-name="T1">)-[</text:span><text:span text:style-name="T4">~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16 <text:span text:style-name="T6">-w</text:span> <text:span text:style-name="T7">/usr/share/wordlists/dirbuster/directory-list-2.3-medium.txt</text:span> 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16</text:p>
      <text:p text:style-name="Preformatted_20_Text">[+] Method: <text:s text:c="17"/>GET</text:p>
      <text:p text:style-name="Preformatted_20_Text">[+] Threads: <text:s text:c="16"/>10</text:p>
      <text:p text:style-name="Preformatted_20_Text">[+] Wordlist: <text:s text:c="15"/>/usr/share/wordlists/dirbuster/directory-list-2.3-medium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[+] Timeout: <text:s text:c="16"/>10s</text:p>
      <text:p text:style-name="Preformatted_20_Text">===============================================================</text:p>
      <text:p text:style-name="Preformatted_20_Text">2022/03/28 03:45:41 Starting gobuster in directory enumeration mode</text:p>
      <text:p text:style-name="Preformatted_20_Text">===============================================================</text:p>
      <text:p text:style-name="Preformatted_20_Text">/secret <text:s text:c="14"/>(Status: 301) [Size: 313] [--&gt; http://192.168.0.16/secret/]</text:p>
      <text:p text:style-name="Preformatted_20_Text">/server-status <text:s text:c="7"/>(Status: 403) [Size: 277] <text:s text:c="33"/></text:p>
      <text:p text:style-name="Preformatted_20_Text"><text:s text:c="81"/></text:p>
      <text:p text:style-name="Preformatted_20_Text">===============================================================</text:p>
      <text:p text:style-name="Preformatted_20_Text">2022/03/28 03:46:14 Finished</text:p>
      <text:p text:style-name="Preformatted_20_Text">===============================================================</text:p>
      <text:p text:style-name="Preformatted_20_Text"/>
      <text:p text:style-name="Preformatted_20_Text">real <text:s text:c="3"/>33.99s</text:p>
      <text:p text:style-name="Preformatted_20_Text"><text:soft-page-break/>user <text:s text:c="3"/>13.52s</text:p>
      <text:p text:style-name="Preformatted_20_Text">sys <text:s text:c="4"/>18.54s</text:p>
      <text:p text:style-name="Preformatted_20_Text">cpu <text:s text:c="4"/>94%</text:p>
      <text:p text:style-name="Preformatted_20_Text"><text:s text:c="157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</text:span><text:span text:style-name="T1">]</text:span></text:p>
      <text:p text:style-name="Preformatted_20_Text"><text:span text:style-name="T1">└─</text:span><text:span text:style-name="T2">$</text:span> <text:span text:style-name="T1">lynx</text:span> http://192.168.0.16/secret/</text:p>
      <text:p text:style-name="P5"><text:s text:c="38"/></text:p>
      <text:p text:style-name="P21">I guess security through obscurity doesn’t work that well, does it?</text:p>
      <text:p text:style-name="P3"><text:span text:style-name="T1">┌──(</text:span><text:span text:style-name="T2">kali</text:span><text:span text:style-name="T3">㉿</text:span><text:span text:style-name="T2">kali</text:span><text:span text:style-name="T1">)-[</text:span><text:span text:style-name="T4">~</text:span><text:span text:style-name="T1">]</text:span></text:p>
      <text:p text:style-name="Preformatted_20_Text"><text:span text:style-name="T1">└─</text:span><text:span text:style-name="T2">$</text:span> <text:span text:style-name="T5">time</text:span> <text:span text:style-name="T1">gobuster</text:span> dir <text:span text:style-name="T6">-u</text:span> 192.168.0.25 <text:span text:style-name="T6">-w</text:span> <text:span text:style-name="T7">/usr/share/wordlists/dirbuster/directory-list-2.3-medium.txt</text:span> </text:p>
      <text:p text:style-name="Preformatted_20_Text">===============================================================</text:p>
      <text:p text:style-name="Preformatted_20_Text">Gobuster v3.1.0</text:p>
      <text:p text:style-name="Preformatted_20_Text">by OJ Reeves (@TheColonial) &amp; Christian Mehlmauer (@firefart)</text:p>
      <text:p text:style-name="Preformatted_20_Text">===============================================================</text:p>
      <text:p text:style-name="Preformatted_20_Text">[+] Url: <text:s text:c="20"/>http://192.168.0.25</text:p>
      <text:p text:style-name="Preformatted_20_Text">[+] Method: <text:s text:c="17"/>GET</text:p>
      <text:p text:style-name="Preformatted_20_Text">[+] Threads: <text:s text:c="16"/>10</text:p>
      <text:p text:style-name="Preformatted_20_Text">[+] Wordlist: <text:s text:c="15"/>/usr/share/wordlists/dirbuster/directory-list-2.3-medium.txt</text:p>
      <text:p text:style-name="Preformatted_20_Text">[+] Negative Status codes: <text:s text:c="2"/>404</text:p>
      <text:p text:style-name="Preformatted_20_Text">[+] User Agent: <text:s text:c="13"/>gobuster/3.1.0</text:p>
      <text:p text:style-name="Preformatted_20_Text">[+] Timeout: <text:s text:c="16"/>10s</text:p>
      <text:p text:style-name="Preformatted_20_Text">===============================================================</text:p>
      <text:p text:style-name="Preformatted_20_Text">2022/03/28 19:22:22 Starting gobuster in directory enumeration mode</text:p>
      <text:p text:style-name="Preformatted_20_Text">===============================================================</text:p>
      <text:p text:style-name="Preformatted_20_Text">/img <text:s text:c="17"/>(Status: 301) [Size: 310] [--&gt; http://192.168.0.25/img/]</text:p>
      <text:p text:style-name="Preformatted_20_Text">/mail <text:s text:c="16"/>(Status: 301) [Size: 311] [--&gt; http://192.168.0.25/mail/]</text:p>
      <text:p text:style-name="Preformatted_20_Text">/admin <text:s text:c="15"/>(Status: 301) [Size: 312] [--&gt; http://192.168.0.25/admin/]</text:p>
      <text:p text:style-name="Preformatted_20_Text">/css <text:s text:c="17"/>(Status: 301) [Size: 310] [--&gt; http://192.168.0.25/css/] <text:s/></text:p>
      <text:p text:style-name="Preformatted_20_Text">/manual <text:s text:c="14"/>(Status: 301) [Size: 313] [--&gt; http://192.168.0.25/manual/]</text:p>
      <text:p text:style-name="Preformatted_20_Text">/js <text:s text:c="18"/>(Status: 301) [Size: 309] [--&gt; http://192.168.0.25/js/] <text:s text:c="3"/></text:p>
      <text:p text:style-name="Preformatted_20_Text">/vendor <text:s text:c="14"/>(Status: 301) [Size: 313] [--&gt; http://192.168.0.25/vendor/]</text:p>
      <text:p text:style-name="Preformatted_20_Text">/LICENSE <text:s text:c="13"/>(Status: 200) [Size: 1093] <text:s text:c="32"/></text:p>
      <text:p text:style-name="Preformatted_20_Text">/server-status <text:s text:c="7"/>(Status: 403) [Size: 300] <text:s text:c="33"/></text:p>
      <text:p text:style-name="Preformatted_20_Text"><text:s text:c="81"/></text:p>
      <text:p text:style-name="Preformatted_20_Text">===============================================================</text:p>
      <text:p text:style-name="Preformatted_20_Text">2022/03/28 19:23:06 Finished</text:p>
      <text:p text:style-name="Preformatted_20_Text">===============================================================</text:p>
      <text:p text:style-name="Preformatted_20_Text"/>
      <text:p text:style-name="Preformatted_20_Text">real <text:s text:c="3"/>44.00s</text:p>
      <text:p text:style-name="Preformatted_20_Text">user <text:s text:c="3"/>15.17s</text:p>
      <text:p text:style-name="Preformatted_20_Text">sys <text:s text:c="4"/>23.93s</text:p>
      <text:p text:style-name="Preformatted_20_Text">cpu <text:s text:c="4"/>88%</text:p>
      <text:p text:style-name="Preformatted_20_Text"><text:s text:c="157"/></text:p>
      <text:p text:style-name="Preformatted_20_Text"><text:span text:style-name="T1">┌──(</text:span><text:span text:style-name="T2">kali</text:span><text:span text:style-name="T3">㉿</text:span><text:span text:style-name="T2">kali</text:span><text:span text:style-name="T1">)-[</text:span><text:span text:style-name="T4">~</text:span><text:span text:style-name="T1">]</text:span></text:p>
      <text:p text:style-name="P5"><text:span text:style-name="T1">└─</text:span><text:span text:style-name="T2">$</text:span> </text:p>
      <text:p text:style-name="P17"/>
      <text:p text:style-name="P17"/>
      <text:h text:style-name="P34" text:outline-level="3"><text:soft-page-break/>Where gobuster failed</text:h>
      <text:p text:style-name="P16">There is a directory, Backnode_files, that gobuster missed.</text:p>
      <text:p text:style-name="P15"/>
      <text:h text:style-name="P32" text:outline-level="2"/>
      <text:p text:style-name="P19"/>
      <text:p text:style-name="P19"/>
      <text:h text:style-name="P25" text:outline-level="1">Comments</text:h>
      <text:h text:style-name="P33" text:outline-level="2">Nikto</text:h>
      <text:p text:style-name="P15"/>
      <text:p text:style-name="P13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style:font-name="Liberation Mono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full">/home/jeffs/Coding_DoJo/WebAssessment.odt</text:file-n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01:13:28.534083508</meta:creation-date>
    <dc:date>2022-03-31T04:34:05.156764742</dc:date>
    <meta:editing-duration>PT7H46M11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8" meta:paragraph-count="291" meta:word-count="1329" meta:character-count="15938" meta:non-whitespace-character-count="11719"/>
  </office:meta>
</office:document-meta>
</file>